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4334ECBBC1DCFC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4pt" fo:font-weight="bold" officeooo:rsid="001915b6" officeooo:paragraph-rsid="000d28ec" style:font-size-asian="21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744cm, 10.044cm, 7.84cm, 9.9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ek1" text:anchor-type="paragraph" svg:x="0.134cm" svg:y="1.893cm" svg:width="27.432cm" svg:height="13.367cm" draw:z-index="0"><draw:image xlink:href="Pictures/1000020100000780000004B04334ECBBC1DCFCFE.png" xlink:type="simple" xlink:show="embed" xlink:actuate="onLoad"/></draw:frame></text:p>
      <text:p text:style-name="P2">VIP DC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1:49:28.174185615</meta:creation-date>
    <dc:date>2018-08-31T22:12:56.848105661</dc:date>
    <meta:editing-duration>PT4M34S</meta:editing-duration>
    <meta:editing-cycles>2</meta:editing-cycles>
    <meta:generator>LibreOffice/5.3.1.2$Linux_X86_64 LibreOffice_project/30m0$Build-2</meta:generator>
    <meta:document-statistic meta:table-count="0" meta:image-count="1" meta:object-count="0" meta:page-count="1" meta:paragraph-count="1" meta:word-count="3" meta:character-count="11" meta:non-whitespace-character-count="9"/>
  </office:meta>
</office:document-meta>
</file>